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0D00000015C324BD0D23824E40.png" manifest:media-type="image/png"/>
  <manifest:file-entry manifest:full-path="Pictures/1000061800000125000001EBFE4796B593E30A70.svg" manifest:media-type="image/svg+xml"/>
  <manifest:file-entry manifest:full-path="Pictures/100004AB000000EB00000136510AF99DC7708542.svg" manifest:media-type="image/svg+xml"/>
  <manifest:file-entry manifest:full-path="Pictures/100002010000000A0000000D71BA050B1F671B4F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" style:family="graphic" style:parent-style-name="standard">
      <style:graphic-properties draw:fill-color="#b2b2b2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svg:stroke-width="0.102cm" svg:stroke-color="#000000" draw:marker-start-width="0.356cm" draw:marker-end="" draw:marker-end-width="0.356cm" draw:fill="solid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fo:min-height="0.431cm"/>
      <style:paragraph-properties style:writing-mode="lr-tb"/>
    </style:style>
    <style:style style:name="gr5" style:family="graphic" style:parent-style-name="objectwithoutfill">
      <style:graphic-properties svg:stroke-color="#808080" draw:marker-end="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7" style:family="graphic" style:parent-style-name="objectwithoutfill">
      <style:graphic-properties draw:stroke="dash" draw:stroke-dash="Long_20_Dot" svg:stroke-color="#808080" draw:marker-end="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482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style:paragraph-properties fo:text-align="center"/>
      <style:text-properties fo:font-size="12pt" style:font-size-asian="18pt" style:font-size-complex="18pt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P5" style:family="paragraph">
      <style:paragraph-properties fo:text-align="end"/>
      <style:text-properties fo:font-size="12pt" style:font-size-asian="18pt" style:font-size-complex="18pt"/>
    </style:style>
    <style:style style:name="P6" style:family="paragraph">
      <loext:graphic-properties draw:fill="none" draw:fill-color="#ffffff"/>
      <style:paragraph-properties fo:text-align="end"/>
      <style:text-properties fo:font-size="12pt" style:font-size-asian="18pt" style:font-size-complex="18pt"/>
    </style:style>
    <style:style style:name="P7" style:family="paragraph"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05cm" svg:y1="5.415cm" svg:x2="3.105cm" svg:y2="0.335cm">
          <text:p/>
        </draw:line>
        <draw:line draw:style-name="gr1" draw:text-style-name="P1" draw:layer="layout" svg:x1="3.101cm" svg:y1="5.404cm" svg:x2="9.79cm" svg:y2="5.404cm">
          <text:p/>
        </draw:line>
        <draw:custom-shape draw:style-name="gr2" draw:text-style-name="P2" draw:layer="layout" svg:width="0.265cm" svg:height="0.265cm" svg:x="3.613cm" svg:y="4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65cm" svg:height="0.265cm" svg:x="4.256cm" svg:y="3.7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65cm" svg:height="0.265cm" svg:x="4.956cm" svg:y="3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65cm" svg:height="0.265cm" svg:x="5.556cm" svg:y="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65cm" svg:height="0.265cm" svg:x="6.156cm" svg:y="2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65cm" svg:height="0.265cm" svg:x="6.056cm" svg:y="3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65cm" svg:height="0.265cm" svg:x="7.356cm" svg:y="2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65cm" svg:height="0.265cm" svg:x="6.656cm" svg:y="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65cm" svg:height="0.265cm" svg:x="8.056cm" svg:y="2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65cm" svg:height="0.265cm" svg:x="4.856cm" svg:y="3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65cm" svg:height="0.265cm" svg:x="4.356cm" svg:y="3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359cm" svg:y1="4.299cm" svg:x2="9.455cm" svg:y2="1.505cm">
          <text:p/>
        </draw:line>
        <draw:frame draw:style-name="gr4" draw:text-style-name="P4" draw:layer="layout" svg:width="5.034cm" svg:height="0.725cm" svg:x="4.502cm" svg:y="5.388cm">
          <draw:text-box>
            <text:p text:style-name="P3"><text:span text:style-name="T1">Feature (House Area)</text:span></text:p>
          </draw:text-box>
        </draw:frame>
        <draw:line draw:style-name="gr5" draw:text-style-name="P1" draw:layer="layout" svg:x1="6.788cm" svg:y1="1.524cm" svg:x2="6.788cm" svg:y2="5.404cm">
          <text:p/>
        </draw:line>
        <draw:frame draw:style-name="gr6" draw:text-style-name="P4" draw:layer="layout" svg:width="1.796cm" svg:height="0.725cm" draw:transform="rotate (1.5707963267949) translate (2.462cm 4.813cm)">
          <draw:text-box>
            <text:p text:style-name="P3"><text:span text:style-name="T1">Price</text:span></text:p>
          </draw:text-box>
        </draw:frame>
        <draw:line draw:style-name="gr7" draw:text-style-name="P1" draw:layer="layout" svg:x1="6.788cm" svg:y1="2.767cm" svg:x2="3.105cm" svg:y2="2.767cm">
          <text:p/>
        </draw:line>
        <draw:line draw:style-name="gr7" draw:text-style-name="P1" draw:layer="layout" svg:x1="6.789cm" svg:y1="2.067cm" svg:x2="3.106cm" svg:y2="2.067cm">
          <text:p/>
        </draw:line>
        <draw:frame draw:style-name="gr6" draw:text-style-name="P6" draw:layer="layout" svg:width="1.59cm" svg:height="0.725cm" svg:x="0.915cm" svg:y="1.142cm">
          <draw:text-box>
            <text:p text:style-name="P5"><text:span text:style-name="T1">Label</text:span></text:p>
          </draw:text-box>
        </draw:frame>
        <draw:frame draw:style-name="gr8" draw:text-style-name="P6" draw:layer="layout" svg:width="2.505cm" svg:height="0.732cm" svg:x="0cm" svg:y="2.343cm">
          <draw:text-box>
            <text:p text:style-name="P5"><text:span text:style-name="T1">Prediction</text:span></text:p>
          </draw:text-box>
        </draw:frame>
        <draw:frame draw:style-name="gr9" draw:text-style-name="P7" draw:layer="layout" svg:width="0.234cm" svg:height="0.309cm" svg:x="1.514cm" svg:y="1.816cm">
          <draw:image xlink:href="Pictures/100004AB000000EB00000136510AF99DC7708542.svg" xlink:type="simple" xlink:show="embed" xlink:actuate="onLoad" loext:mime-type="image/svg+xml">
            <text:p/>
          </draw:image>
          <draw:image xlink:href="Pictures/100002010000000A0000000D71BA050B1F671B4F.png" xlink:type="simple" xlink:show="embed" xlink:actuate="onLoad" loext:mime-type="image/png"/>
        </draw:frame>
        <draw:frame draw:style-name="gr9" draw:text-style-name="P7" draw:layer="layout" svg:width="0.292cm" svg:height="0.49cm" svg:x="1.195cm" svg:y="2.913cm">
          <draw:image xlink:href="Pictures/1000061800000125000001EBFE4796B593E30A70.svg" xlink:type="simple" xlink:show="embed" xlink:actuate="onLoad" loext:mime-type="image/svg+xml">
            <text:p/>
          </draw:image>
          <draw:image xlink:href="Pictures/100002010000000D00000015C324BD0D23824E40.png" xlink:type="simple" xlink:show="embed" xlink:actuate="onLoad" loext:mime-type="image/png"/>
        </draw:frame>
        <draw:path draw:style-name="gr10" draw:text-style-name="P1" draw:layer="layout" svg:width="1.056cm" svg:height="1.04cm" draw:transform="skewX (-0.333357887130917) rotate (-1.09344877637445) translate (2.62028494409269cm 1.11602732724296cm)" svg:viewBox="0 0 1057 1041" svg:d="M0 1041c575 0 92-432 552-629 460-196 505-412 505-412">
          <text:p/>
        </draw:path>
        <draw:path draw:style-name="gr10" draw:text-style-name="P1" draw:layer="layout" svg:width="1.056cm" svg:height="1.04cm" draw:transform="skewX (-0.333357887130917) rotate (-0.77876591223987) translate (2.3651251332286cm 2.04789125772863cm)" svg:viewBox="0 0 1057 1041" svg:d="M0 1041c575 0 92-432 552-629 460-196 505-412 505-412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999999" draw:marker-end="Arrow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16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10-29T15:31:46.576006200</meta:creation-date>
    <dc:date>2021-03-09T10:12:18.326159258</dc:date>
    <meta:editing-duration>PT46M27S</meta:editing-duration>
    <meta:editing-cycles>10</meta:editing-cycles>
    <meta:generator>LibreOffice/6.4.4.2$MacOSX_X86_64 LibreOffice_project/3d775be2011f3886db32dfd395a6a6d1ca2630ff</meta:generator>
    <meta:document-statistic meta:object-count="25"/>
  </office:meta>
</office:document-meta>
</file>